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([.B1]-[.$B$4])/[.$D$1]" office:value-type="float" office:value="-0.6" calcext:value-type="float">
            <text:p>-0,6</text:p>
          </table:table-cell>
          <table:table-cell table:formula="of:=([.C1]-[.$C$5])/[.$D$1]" office:value-type="float" office:value="-0.8" calcext:value-type="float">
            <text:p>-0,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]" office:value-type="float" office:value="-0.6" calcext:value-type="float">
            <text:p>-0,6</text:p>
          </table:table-cell>
          <table:table-cell table:formula="of:=[.F1]" office:value-type="float" office:value="-0.8" calcext:value-type="float">
            <text:p>-0,8</text:p>
          </table:table-cell>
          <table:table-cell table:formula="of:=[.E1]*[.E1]" office:value-type="float" office:value="0.36" calcext:value-type="float">
            <text:p>0,36</text:p>
          </table:table-cell>
          <table:table-cell table:formula="of:=[.E1]*[.F1]" office:value-type="float" office:value="0.48" calcext:value-type="float">
            <text:p>0,48</text:p>
          </table:table-cell>
          <table:table-cell table:style-name="Default" table:formula="of:=[.F1]*[.F1]"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number-matrix-columns-spanned="6" table:number-matrix-rows-spanned="6" table:formula="of:=MMULT(TRANSPOSE([.H1:.M7]);[.H1:.M7])" office:value-type="float" office:value="7" calcext:value-type="float">
            <text:p>7</text:p>
          </table:table-cell>
          <table:table-cell office:value-type="float" office:value="-0.72" calcext:value-type="float">
            <text:p>-0,72</text:p>
          </table:table-cell>
          <table:table-cell office:value-type="float" office:value="-1.12" calcext:value-type="float">
            <text:p>-1,12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5568" calcext:value-type="float">
            <text:p>0,5568</text:p>
          </table:table-cell>
          <table:table-cell office:value-type="float" office:value="1.408" calcext:value-type="float">
            <text:p>1,408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]-[.$B$4])/[.$D$1]" office:value-type="float" office:value="0" calcext:value-type="float">
            <text:p>0</text:p>
          </table:table-cell>
          <table:table-cell table:formula="of:=([.C2]-[.$C$5])/[.$D$1]" office:value-type="float" office:value="-0.8" calcext:value-type="float">
            <text:p>-0,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-0.8" calcext:value-type="float">
            <text:p>-0,8</text:p>
          </table:table-cell>
          <table:table-cell table:formula="of:=[.E2]*[.E2]" office:value-type="float" office:value="0" calcext:value-type="float">
            <text:p>0</text:p>
          </table:table-cell>
          <table:table-cell table:formula="of:=[.E2]*[.F2]" office:value-type="float" office:value="-0" calcext:value-type="float">
            <text:p>0</text:p>
          </table:table-cell>
          <table:table-cell table:style-name="Default" table:formula="of:=[.F2]*[.F2]" office:value-type="float" office:value="0.64" calcext:value-type="float">
            <text:p>0,64</text:p>
          </table:table-cell>
          <table:table-cell office:value-type="float" office:value="2" calcext:value-type="float">
            <text:p>2</text:p>
          </table:table-cell>
          <table:table-cell office:value-type="float" office:value="-0.72" calcext:value-type="float">
            <text:p>-0,72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5568" calcext:value-type="float">
            <text:p>0,5568</text:p>
          </table:table-cell>
          <table:table-cell office:value-type="float" office:value="-0.404352" calcext:value-type="float">
            <text:p>-0,404352</text:p>
          </table:table-cell>
          <table:table-cell office:value-type="float" office:value="-0.269568" calcext:value-type="float">
            <text:p>-0,269568</text:p>
          </table:table-cell>
          <table:table-cell office:value-type="float" office:value="-0.359424" calcext:value-type="float">
            <text:p>-0,359424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3]-[.$B$4])/[.$D$1]" office:value-type="float" office:value="-0.6" calcext:value-type="float">
            <text:p>-0,6</text:p>
          </table:table-cell>
          <table:table-cell table:formula="of:=([.C3]-[.$C$5])/[.$D$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3]" office:value-type="float" office:value="-0.6" calcext:value-type="float">
            <text:p>-0,6</text:p>
          </table:table-cell>
          <table:table-cell table:formula="of:=[.F3]" office:value-type="float" office:value="0" calcext:value-type="float">
            <text:p>0</text:p>
          </table:table-cell>
          <table:table-cell table:formula="of:=[.E3]*[.E3]" office:value-type="float" office:value="0.36" calcext:value-type="float">
            <text:p>0,36</text:p>
          </table:table-cell>
          <table:table-cell table:formula="of:=[.E3]*[.F3]" office:value-type="float" office:value="-0" calcext:value-type="float">
            <text:p>0</text:p>
          </table:table-cell>
          <table:table-cell table:style-name="Default" table:formula="of:=[.F3]*[.F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.12" calcext:value-type="float">
            <text:p>-1,12</text:p>
          </table:table-cell>
          <table:table-cell office:value-type="float" office:value="0.5568" calcext:value-type="float">
            <text:p>0,5568</text:p>
          </table:table-cell>
          <table:table-cell office:value-type="float" office:value="1.408" calcext:value-type="float">
            <text:p>1,408</text:p>
          </table:table-cell>
          <table:table-cell office:value-type="float" office:value="-0.269568" calcext:value-type="float">
            <text:p>-0,269568</text:p>
          </table:table-cell>
          <table:table-cell office:value-type="float" office:value="-0.359424" calcext:value-type="float">
            <text:p>-0,359424</text:p>
          </table:table-cell>
          <table:table-cell office:value-type="float" office:value="-0.987136" calcext:value-type="float">
            <text:p>-0,987136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4]-[.$B$4])/[.$D$1]" office:value-type="float" office:value="0" calcext:value-type="float">
            <text:p>0</text:p>
          </table:table-cell>
          <table:table-cell table:formula="of:=([.C4]-[.$C$5])/[.$D$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E4]*[.E4]" office:value-type="float" office:value="0" calcext:value-type="float">
            <text:p>0</text:p>
          </table:table-cell>
          <table:table-cell table:formula="of:=[.E4]*[.F4]" office:value-type="float" office:value="0" calcext:value-type="float">
            <text:p>0</text:p>
          </table:table-cell>
          <table:table-cell table:style-name="Default" table:formula="of:=[.F4]*[.F4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8352" calcext:value-type="float">
            <text:p>0,8352</text:p>
          </table:table-cell>
          <table:table-cell office:value-type="float" office:value="-0.404352" calcext:value-type="float">
            <text:p>-0,404352</text:p>
          </table:table-cell>
          <table:table-cell office:value-type="float" office:value="-0.269568" calcext:value-type="float">
            <text:p>-0,269568</text:p>
          </table:table-cell>
          <table:table-cell office:value-type="float" office:value="0.26583552" calcext:value-type="float">
            <text:p>0,26583552</text:p>
          </table:table-cell>
          <table:table-cell office:value-type="float" office:value="0.17722368" calcext:value-type="float">
            <text:p>0,17722368</text:p>
          </table:table-cell>
          <table:table-cell office:value-type="float" office:value="0.23629824" calcext:value-type="float">
            <text:p>0,23629824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5]-[.$B$4])/([.$D$1])^2" office:value-type="float" office:value="0.24" calcext:value-type="float">
            <text:p>0,24</text:p>
          </table:table-cell>
          <table:table-cell table:formula="of:=([.C5]-[.$C$5])/([.$D$1])^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5]" office:value-type="float" office:value="0.24" calcext:value-type="float">
            <text:p>0,24</text:p>
          </table:table-cell>
          <table:table-cell table:formula="of:=[.F5]" office:value-type="float" office:value="0" calcext:value-type="float">
            <text:p>0</text:p>
          </table:table-cell>
          <table:table-cell table:formula="of:=[.E5]*[.E5]" office:value-type="float" office:value="0.0576" calcext:value-type="float">
            <text:p>0,0576</text:p>
          </table:table-cell>
          <table:table-cell table:formula="of:=[.E5]*[.F5]" office:value-type="float" office:value="0" calcext:value-type="float">
            <text:p>0</text:p>
          </table:table-cell>
          <table:table-cell table:style-name="Default" table:formula="of:=[.F5]*[.F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5568" calcext:value-type="float">
            <text:p>0,5568</text:p>
          </table:table-cell>
          <table:table-cell office:value-type="float" office:value="-0.269568" calcext:value-type="float">
            <text:p>-0,269568</text:p>
          </table:table-cell>
          <table:table-cell office:value-type="float" office:value="-0.359424" calcext:value-type="float">
            <text:p>-0,359424</text:p>
          </table:table-cell>
          <table:table-cell office:value-type="float" office:value="0.17722368" calcext:value-type="float">
            <text:p>0,17722368</text:p>
          </table:table-cell>
          <table:table-cell office:value-type="float" office:value="0.23629824" calcext:value-type="float">
            <text:p>0,23629824</text:p>
          </table:table-cell>
          <table:table-cell office:value-type="float" office:value="0.31506432" calcext:value-type="float">
            <text:p>0,31506432</text:p>
          </table:table-cell>
          <table:table-cell table:number-columns-repeated="163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6]-[.$B$4])/([.$D$1])^2" office:value-type="float" office:value="0" calcext:value-type="float">
            <text:p>0</text:p>
          </table:table-cell>
          <table:table-cell table:formula="of:=([.C6]-[.$B$5])/([.$D$1])^2" office:value-type="float" office:value="0.16" calcext:value-type="float">
            <text:p>0,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.16" calcext:value-type="float">
            <text:p>0,16</text:p>
          </table:table-cell>
          <table:table-cell table:formula="of:=[.E6]*[.E6]" office:value-type="float" office:value="0" calcext:value-type="float">
            <text:p>0</text:p>
          </table:table-cell>
          <table:table-cell table:formula="of:=[.E6]*[.F6]" office:value-type="float" office:value="0" calcext:value-type="float">
            <text:p>0</text:p>
          </table:table-cell>
          <table:table-cell table:style-name="Default" table:formula="of:=[.F6]*[.F6]" office:value-type="float" office:value="0.0256" calcext:value-type="float">
            <text:p>0,0256</text:p>
          </table:table-cell>
          <table:table-cell office:value-type="float" office:value="16" calcext:value-type="float">
            <text:p>16</text:p>
          </table:table-cell>
          <table:table-cell office:value-type="float" office:value="1.408" calcext:value-type="float">
            <text:p>1,408</text:p>
          </table:table-cell>
          <table:table-cell office:value-type="float" office:value="-0.359424" calcext:value-type="float">
            <text:p>-0,359424</text:p>
          </table:table-cell>
          <table:table-cell office:value-type="float" office:value="-0.987136" calcext:value-type="float">
            <text:p>-0,987136</text:p>
          </table:table-cell>
          <table:table-cell office:value-type="float" office:value="0.23629824" calcext:value-type="float">
            <text:p>0,23629824</text:p>
          </table:table-cell>
          <table:table-cell office:value-type="float" office:value="0.31506432" calcext:value-type="float">
            <text:p>0,31506432</text:p>
          </table:table-cell>
          <table:table-cell office:value-type="float" office:value="0.83034112" calcext:value-type="float">
            <text:p>0,83034112</text:p>
          </table:table-cell>
          <table:table-cell table:number-columns-repeated="163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B7]-[.$B$4])/([.$D$1])^2" office:value-type="float" office:value="0.24" calcext:value-type="float">
            <text:p>0,24</text:p>
          </table:table-cell>
          <table:table-cell table:formula="of:=([.C7]-[.$C$5])/([.$D$1])^2" office:value-type="float" office:value="0.32" calcext:value-type="float">
            <text:p>0,3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7]" office:value-type="float" office:value="0.24" calcext:value-type="float">
            <text:p>0,24</text:p>
          </table:table-cell>
          <table:table-cell table:formula="of:=[.F7]" office:value-type="float" office:value="0.32" calcext:value-type="float">
            <text:p>0,32</text:p>
          </table:table-cell>
          <table:table-cell table:formula="of:=[.E7]*[.E7]" office:value-type="float" office:value="0.0576" calcext:value-type="float">
            <text:p>0,0576</text:p>
          </table:table-cell>
          <table:table-cell table:formula="of:=[.E7]*[.F7]" office:value-type="float" office:value="0.0768" calcext:value-type="float">
            <text:p>0,0768</text:p>
          </table:table-cell>
          <table:table-cell table:style-name="Default" table:formula="of:=[.F7]*[.F7]" office:value-type="float" office:value="0.1024" calcext:value-type="float">
            <text:p>0,1024</text:p>
          </table:table-cell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3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" table:number-matrix-rows-spanned="6" table:formula="of:=MMULT(TRANSPOSE([.H1:.M7]);[.O11:.O17])" office:value-type="float" office:value="13.666005058931" calcext:value-type="float">
            <text:p>13,666005058931</text:p>
          </table:table-cell>
          <table:table-cell/>
          <table:table-cell table:number-matrix-columns-spanned="6" table:number-matrix-rows-spanned="6" table:formula="of:=MINVERSE([.O1:.T6])" office:value-type="float" office:value="0.59929581464024" calcext:value-type="float">
            <text:p>0,59929581464024</text:p>
          </table:table-cell>
          <table:table-cell office:value-type="float" office:value="-0.952211937077632" calcext:value-type="float">
            <text:p>-0,952211937077632</text:p>
          </table:table-cell>
          <table:table-cell office:value-type="float" office:value="-0.81904139928445" calcext:value-type="float">
            <text:p>-0,81904139928445</text:p>
          </table:table-cell>
          <table:table-cell office:value-type="float" office:value="-3.33123529003477" calcext:value-type="float">
            <text:p>-3,33123529003477</text:p>
          </table:table-cell>
          <table:table-cell office:value-type="float" office:value="1.40257349461449" calcext:value-type="float">
            <text:p>1,40257349461449</text:p>
          </table:table-cell>
          <table:table-cell office:value-type="float" office:value="-1.98628897154863" calcext:value-type="float">
            <text:p>-1,98628897154863</text:p>
          </table:table-cell>
          <table:table-cell table:number-columns-repeated="16360"/>
        </table:table-row>
        <table:table-row table:style-name="ro1">
          <table:table-cell table:number-columns-repeated="13"/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79273647078361" calcext:value-type="float">
            <text:p>0,179273647078361</text:p>
          </table:table-cell>
          <table:table-cell/>
          <table:table-cell office:value-type="float" office:value="-0.952211937077632" calcext:value-type="float">
            <text:p>-0,952211937077632</text:p>
          </table:table-cell>
          <table:table-cell office:value-type="float" office:value="9.35587249788135" calcext:value-type="float">
            <text:p>9,35587249788135</text:p>
          </table:table-cell>
          <table:table-cell office:value-type="float" office:value="-3.64966364264485" calcext:value-type="float">
            <text:p>-3,64966364264485</text:p>
          </table:table-cell>
          <table:table-cell office:value-type="float" office:value="17.2225034717353" calcext:value-type="float">
            <text:p>17,2225034717353</text:p>
          </table:table-cell>
          <table:table-cell office:value-type="float" office:value="-1.58671918873557" calcext:value-type="float">
            <text:p>-1,58671918873557</text:p>
          </table:table-cell>
          <table:table-cell office:value-type="float" office:value="-2.97348094960909" calcext:value-type="float">
            <text:p>-2,97348094960909</text:p>
          </table:table-cell>
          <table:table-cell table:number-columns-repeated="16360"/>
        </table:table-row>
        <table:table-row table:style-name="ro1">
          <table:table-cell table:number-columns-repeated="13"/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92" calcext:value-type="float">
            <text:p>1,92</text:p>
          </table:table-cell>
          <table:table-cell/>
          <table:table-cell office:value-type="float" office:value="-0.819041399284451" calcext:value-type="float">
            <text:p>-0,819041399284451</text:p>
          </table:table-cell>
          <table:table-cell office:value-type="float" office:value="-3.64966364264485" calcext:value-type="float">
            <text:p>-3,64966364264485</text:p>
          </table:table-cell>
          <table:table-cell office:value-type="float" office:value="8.54590071128396" calcext:value-type="float">
            <text:p>8,54590071128396</text:p>
          </table:table-cell>
          <table:table-cell office:value-type="float" office:value="-2.97810246180931" calcext:value-type="float">
            <text:p>-2,97810246180931</text:p>
          </table:table-cell>
          <table:table-cell office:value-type="float" office:value="-2.879571821701" calcext:value-type="float">
            <text:p>-2,879571821701</text:p>
          </table:table-cell>
          <table:table-cell office:value-type="float" office:value="11.908805067721" calcext:value-type="float">
            <text:p>11,908805067721</text:p>
          </table:table-cell>
          <table:table-cell table:number-columns-repeated="16360"/>
        </table:table-row>
        <table:table-row table:style-name="ro1">
          <table:table-cell table:number-columns-repeated="13"/>
          <table:table-cell table:style-name="ce2" office:value-type="float" office:value="9" calcext:value-type="float">
            <text:p>9</text:p>
          </table:table-cell>
          <table:table-cell office:value-type="float" office:value="1.91903152943781" calcext:value-type="float">
            <text:p>1,91903152943781</text:p>
          </table:table-cell>
          <table:table-cell/>
          <table:table-cell office:value-type="float" office:value="1.05102567529881" calcext:value-type="float">
            <text:p>1,05102567529881</text:p>
          </table:table-cell>
          <table:table-cell/>
          <table:table-cell office:value-type="float" office:value="-3.33123529003477" calcext:value-type="float">
            <text:p>-3,33123529003477</text:p>
          </table:table-cell>
          <table:table-cell office:value-type="float" office:value="17.2225034717353" calcext:value-type="float">
            <text:p>17,2225034717353</text:p>
          </table:table-cell>
          <table:table-cell office:value-type="float" office:value="-2.97810246180931" calcext:value-type="float">
            <text:p>-2,97810246180931</text:p>
          </table:table-cell>
          <table:table-cell office:value-type="float" office:value="44.1859742371529" calcext:value-type="float">
            <text:p>44,1859742371529</text:p>
          </table:table-cell>
          <table:table-cell office:value-type="float" office:value="-12.4626778998744" calcext:value-type="float">
            <text:p>-12,4626778998744</text:p>
          </table:table-cell>
          <table:table-cell office:value-type="float" office:value="1.71766203440789" calcext:value-type="float">
            <text:p>1,71766203440789</text:p>
          </table:table-cell>
          <table:table-cell table:number-columns-repeated="16360"/>
        </table:table-row>
        <table:table-row table:style-name="ro1">
          <table:table-cell table:number-columns-repeated="13"/>
          <table:table-cell table:style-name="ce2" office:value-type="float" office:value="10" calcext:value-type="float">
            <text:p>10</text:p>
          </table:table-cell>
          <table:table-cell office:value-type="float" office:value="1.74697352949317" calcext:value-type="float">
            <text:p>1,74697352949317</text:p>
          </table:table-cell>
          <table:table-cell/>
          <table:table-cell office:value-type="float" office:value="0.3072" calcext:value-type="float">
            <text:p>0,3072</text:p>
          </table:table-cell>
          <table:table-cell/>
          <table:table-cell office:value-type="float" office:value="1.40257349461449" calcext:value-type="float">
            <text:p>1,40257349461449</text:p>
          </table:table-cell>
          <table:table-cell office:value-type="float" office:value="-1.58671918873556" calcext:value-type="float">
            <text:p>-1,58671918873556</text:p>
          </table:table-cell>
          <table:table-cell office:value-type="float" office:value="-2.879571821701" calcext:value-type="float">
            <text:p>-2,879571821701</text:p>
          </table:table-cell>
          <table:table-cell office:value-type="float" office:value="-12.4626778998744" calcext:value-type="float">
            <text:p>-12,4626778998744</text:p>
          </table:table-cell>
          <table:table-cell office:value-type="float" office:value="16.2045622779702" calcext:value-type="float">
            <text:p>16,2045622779702</text:p>
          </table:table-cell>
          <table:table-cell office:value-type="float" office:value="-9.09051449779464" calcext:value-type="float">
            <text:p>-9,09051449779464</text:p>
          </table:table-cell>
          <table:table-cell table:number-columns-repeated="16360"/>
        </table:table-row>
        <table:table-row table:style-name="ro1">
          <table:table-cell table:number-columns-repeated="13"/>
          <table:table-cell table:style-name="ce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12" calcext:value-type="float">
            <text:p>0,512</text:p>
          </table:table-cell>
          <table:table-cell/>
          <table:table-cell office:value-type="float" office:value="-1.98628897154863" calcext:value-type="float">
            <text:p>-1,98628897154863</text:p>
          </table:table-cell>
          <table:table-cell office:value-type="float" office:value="-2.97348094960909" calcext:value-type="float">
            <text:p>-2,97348094960909</text:p>
          </table:table-cell>
          <table:table-cell office:value-type="float" office:value="11.908805067721" calcext:value-type="float">
            <text:p>11,908805067721</text:p>
          </table:table-cell>
          <table:table-cell office:value-type="float" office:value="1.71766203440789" calcext:value-type="float">
            <text:p>1,71766203440789</text:p>
          </table:table-cell>
          <table:table-cell office:value-type="float" office:value="-9.09051449779465" calcext:value-type="float">
            <text:p>-9,09051449779465</text:p>
          </table:table-cell>
          <table:table-cell office:value-type="float" office:value="20.4033986748608" calcext:value-type="float">
            <text:p>20,4033986748608</text:p>
          </table:table-cell>
          <table:table-cell table:number-columns-repeated="16360"/>
        </table:table-row>
        <table:table-row table:style-name="ro1">
          <table:table-cell table:number-columns-repeated="13"/>
          <table:table-cell table:style-name="ce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8"/>
          <table:table-cell table:number-matrix-columns-spanned="1" table:number-matrix-rows-spanned="6" table:formula="of:=MMULT([.S11:.X16];[.Q11:.Q16])" office:value-type="float" office:value="2.35939044511675" calcext:value-type="float">
            <text:p>2,35939044511675</text:p>
          </table:table-cell>
          <table:table-cell table:formula="of:=[.S19]" office:value-type="float" office:value="2.35939044511675" calcext:value-type="float">
            <text:p>2,35939044511675</text:p>
          </table:table-cell>
          <table:table-cell table:number-columns-repeated="16364"/>
        </table:table-row>
        <table:table-row table:style-name="ro1">
          <table:table-cell table:number-columns-repeated="18"/>
          <table:table-cell office:value-type="float" office:value="-2.25159499812296" calcext:value-type="float">
            <text:p>-2,25159499812296</text:p>
          </table:table-cell>
          <table:table-cell table:formula="of:=[.S20]/[.D1]" office:value-type="float" office:value="-0.900637999249186" calcext:value-type="float">
            <text:p>-0,900637999249186</text:p>
          </table:table-cell>
          <table:table-cell table:number-columns-repeated="16364"/>
        </table:table-row>
        <table:table-row table:style-name="ro1">
          <table:table-cell table:number-columns-repeated="18"/>
          <table:table-cell office:value-type="float" office:value="6.64345852775818" calcext:value-type="float">
            <text:p>6,64345852775818</text:p>
          </table:table-cell>
          <table:table-cell table:formula="of:=[.S21]/[.D1]" office:value-type="float" office:value="2.65738341110327" calcext:value-type="float">
            <text:p>2,65738341110327</text:p>
          </table:table-cell>
          <table:table-cell table:number-columns-repeated="16364"/>
        </table:table-row>
        <table:table-row table:style-name="ro1">
          <table:table-cell table:number-columns-repeated="18"/>
          <table:table-cell office:value-type="float" office:value="-4.66359232146597" calcext:value-type="float">
            <text:p>-4,66359232146597</text:p>
          </table:table-cell>
          <table:table-cell table:formula="of:=[.S22]/([.D1]*[.D1])" office:value-type="float" office:value="-0.746174771434555" calcext:value-type="float">
            <text:p>-0,746174771434555</text:p>
          </table:table-cell>
          <table:table-cell table:number-columns-repeated="16364"/>
        </table:table-row>
        <table:table-row table:style-name="ro1">
          <table:table-cell table:number-columns-repeated="18"/>
          <table:table-cell office:value-type="float" office:value="0.579445292578965" calcext:value-type="float">
            <text:p>0,579445292578965</text:p>
          </table:table-cell>
          <table:table-cell table:formula="of:=[.S23]/([.D1]*[.D1])" office:value-type="float" office:value="0.0927112468126343" calcext:value-type="float">
            <text:p>0,0927112468126343</text:p>
          </table:table-cell>
          <table:table-cell table:number-columns-repeated="16364"/>
        </table:table-row>
        <table:table-row table:style-name="ro1">
          <table:table-cell table:number-columns-repeated="18"/>
          <table:table-cell office:value-type="float" office:value="4.64644478944231" calcext:value-type="float">
            <text:p>4,64644478944231</text:p>
          </table:table-cell>
          <table:table-cell table:formula="of:=[.S24]/([.D1]*[.D1])" office:value-type="float" office:value="0.74343116631077" calcext:value-type="float">
            <text:p>0,74343116631077</text:p>
          </table:table-cell>
          <table:table-cell table:number-columns-repeated="1636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2:01:02.798152693</meta:creation-date>
    <dc:date>2025-01-08T02:19:41.278607238</dc:date>
    <meta:editing-duration>PT8M4S</meta:editing-duration>
    <meta:editing-cycles>2</meta:editing-cycles>
    <meta:generator>LibreOffice/24.8.4.2$Linux_X86_64 LibreOffice_project/480$Build-2</meta:generator>
    <meta:document-statistic meta:table-count="1" meta:cell-count="189" meta:object-count="0"/>
  </office:meta>
</office:document-meta>
</file>